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99" draw:fill="solid" draw:fill-color="#ffff99" draw:textarea-horizontal-align="justify" draw:textarea-vertical-align="middle" draw:auto-grow-height="false" fo:min-height="4.35cm" fo:min-width="3.7cm"/>
    </style:style>
    <style:style style:name="gr2" style:family="graphic" style:parent-style-name="standard">
      <style:graphic-properties svg:stroke-color="#ffff99" draw:fill="solid" draw:fill-color="#ffff99" draw:textarea-horizontal-align="justify" draw:textarea-vertical-align="middle" draw:auto-grow-height="false" fo:min-height="3.55cm" fo:min-width="3.6cm"/>
    </style:style>
    <style:style style:name="gr3" style:family="graphic" style:parent-style-name="standard">
      <style:graphic-properties svg:stroke-color="#ffff99" draw:fill="solid" draw:fill-color="#ffff99" draw:textarea-horizontal-align="justify" draw:textarea-vertical-align="middle" draw:auto-grow-height="false" fo:min-height="3.45cm" fo:min-width="2.7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solid" draw:fill-color="#ffff66" draw:textarea-horizontal-align="justify" draw:textarea-vertical-align="middle" draw:auto-grow-height="false" fo:min-height="1.2cm" fo:min-width="1.0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none" draw:fill-color="#000000" draw:textarea-horizontal-align="justify" draw:textarea-vertical-align="middle" draw:auto-grow-height="false" fo:min-height="0.3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svg:stroke-width="0.05cm" svg:stroke-color="#000000" draw:marker-start-width="0.355cm" draw:marker-end-width="0.355cm" draw:fill="solid" draw:fill-color="#ffff66" draw:textarea-horizontal-align="justify" draw:textarea-vertical-align="middle" draw:auto-grow-height="false" fo:min-height="0.429cm" fo:min-width="0.227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355cm" draw:marker-end-width="0.355cm" draw:fill="none" draw:fill-color="#000000" draw:textarea-vertical-align="middle" draw:auto-grow-height="false" fo:min-height="1.836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355cm" draw:marker-end-width="0.355cm" draw:fill="none" draw:fill-color="#000000" draw:textarea-vertical-align="middle" draw:auto-grow-height="false" fo:min-height="1.786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355cm" draw:marker-end-width="0.355cm" draw:fill="solid" draw:fill-color="#ffff66" draw:textarea-horizontal-align="justify" draw:textarea-vertical-align="middle" draw:auto-grow-height="false" fo:min-height="0.764cm" fo:min-width="0.65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923cm"/>
    </style:style>
    <style:style style:name="gr14" style:family="graphic" style:parent-style-name="objectwithoutfill">
      <style:graphic-properties svg:stroke-width="0.05cm" draw:marker-start-width="0.355cm" draw:marker-end="" draw:marker-end-width="0.3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.224cm"/>
    </style:style>
    <style:style style:name="gr16" style:family="graphic" style:parent-style-name="standard">
      <style:graphic-properties draw:stroke="none" svg:stroke-color="#000000" draw:fill="none" draw:fill-color="#ffffff" fo:min-height="1.632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svg:stroke-width="0.05cm" svg:stroke-color="#000000" draw:marker-start-width="0.355cm" draw:marker-end-width="0.355cm" draw:fill="none" draw:fill-color="#000000" draw:textarea-vertical-align="middle" draw:auto-grow-height="false" fo:min-height="1.977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2.65cm"/>
    </style:style>
    <style:style style:name="gr20" style:family="graphic" style:parent-style-name="standard">
      <style:graphic-properties draw:stroke="none" svg:stroke-color="#000000" draw:fill="none" draw:fill-color="#ffffff" fo:min-height="0.921cm"/>
    </style:style>
    <style:style style:name="gr21" style:family="graphic" style:parent-style-name="standard">
      <style:graphic-properties draw:stroke="none" svg:stroke-color="#000000" draw:fill="none" draw:fill-color="#ffffff" fo:min-height="0.723cm"/>
    </style:style>
    <style:style style:name="P1" style:family="paragraph">
      <loext:graphic-properties draw:fill="solid" draw:fill-color="#ffff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66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="none" draw:fill-color="#000000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66"/>
      <style:paragraph-properties fo:text-align="center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style:text-properties fo:color="#000000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="none" draw:fill-color="#ffffff"/>
      <style:text-properties fo:color="#666666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style:text-position="sub 58%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style:text-position="sub 58%" style:font-name="Liberation Sans3" fo:font-size="18pt" style:font-name-asian="Liberation Sans3" style:font-size-asian="18pt" style:font-name-complex="Liberation Sans3" style:font-size-complex="18pt"/>
    </style:style>
    <style:style style:name="T6" style:family="text">
      <style:text-properties fo:color="#000000"/>
    </style:style>
    <style:style style:name="T7" style:family="text">
      <style:text-properties fo:color="#000000"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4.6cm" svg:x="10.5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3.8cm" svg:x="10.5cm" svg:y="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3.7cm" svg:x="4cm" svg:y="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cm" svg:height="1.5cm" svg:x="5.4cm" svg:y="4.2cm">
          <text:p text:style-name="P2"><text:span text:style-name="T1">T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33cm" svg:height="0.6cm" svg:x="4.6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34cm" svg:height="0.6cm" svg:x="4.833cm" svg:y="4.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6cm" svg:y1="4.6cm" svg:x2="4.2cm" svg:y2="4.6cm">
          <text:p/>
        </draw:line>
        <draw:line draw:style-name="gr6" draw:text-style-name="P5" draw:layer="layout" svg:x1="4.6cm" svg:y1="5.2cm" svg:x2="4.2cm" svg:y2="5.2cm">
          <text:p/>
        </draw:line>
        <draw:frame draw:style-name="gr7" draw:text-style-name="P6" draw:layer="layout" svg:width="1.4cm" svg:height="1.2cm" svg:x="4.1cm" svg:y="5.2cm">
          <draw:text-box>
            <text:p>C<text:span text:style-name="T3">1</text:span></text:p>
          </draw:text-box>
        </draw:frame>
        <draw:custom-shape draw:style-name="gr5" draw:text-style-name="P4" draw:layer="layout" svg:width="0.233cm" svg:height="0.6cm" svg:x="11.113cm" svg:y="2.0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34cm" svg:height="0.6cm" svg:x="11.346cm" svg:y="2.088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113cm" svg:y1="2.088cm" svg:x2="10.713cm" svg:y2="2.088cm">
          <text:p/>
        </draw:line>
        <draw:line draw:style-name="gr6" draw:text-style-name="P5" draw:layer="layout" svg:x1="11.113cm" svg:y1="2.688cm" svg:x2="10.713cm" svg:y2="2.688cm">
          <text:p/>
        </draw:line>
        <draw:frame draw:style-name="gr7" draw:text-style-name="P6" draw:layer="layout" svg:width="1.4cm" svg:height="1.2cm" svg:x="10.613cm" svg:y="2.688cm">
          <draw:text-box>
            <text:p>C<text:span text:style-name="T3">2</text:span></text:p>
          </draw:text-box>
        </draw:frame>
        <draw:custom-shape draw:style-name="gr8" draw:text-style-name="P7" draw:layer="layout" svg:width="1.097cm" svg:height="1.029cm" svg:x="12cm" svg:y="1.4cm">
          <text:p text:style-name="P2">q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097cm" svg:height="1.029cm" svg:x="12.003cm" svg:y="2.871cm">
          <text:p text:style-name="P2">q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2.2cm" svg:x="13.2cm" svg:y="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6" draw:layer="layout" svg:width="1.4cm" svg:height="1.2cm" svg:x="13.7cm" svg:y="2.2cm">
          <draw:text-box>
            <text:p>K<text:span text:style-name="T3">2</text:span></text:p>
          </draw:text-box>
        </draw:frame>
        <draw:frame draw:style-name="gr7" draw:text-style-name="P6" draw:layer="layout" svg:width="1.4cm" svg:height="1.2cm" svg:x="12.5cm" svg:y="2cm">
          <draw:text-box>
            <text:p>...</text:p>
          </draw:text-box>
        </draw:frame>
        <draw:custom-shape draw:style-name="gr5" draw:text-style-name="P4" draw:layer="layout" svg:width="0.233cm" svg:height="0.6cm" svg:x="11.114cm" svg:y="7.1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34cm" svg:height="0.6cm" svg:x="11.347cm" svg:y="7.188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114cm" svg:y1="7.188cm" svg:x2="10.714cm" svg:y2="7.188cm">
          <text:p/>
        </draw:line>
        <draw:line draw:style-name="gr6" draw:text-style-name="P5" draw:layer="layout" svg:x1="11.114cm" svg:y1="7.788cm" svg:x2="10.714cm" svg:y2="7.788cm">
          <text:p/>
        </draw:line>
        <draw:frame draw:style-name="gr7" draw:text-style-name="P6" draw:layer="layout" svg:width="1.4cm" svg:height="1.2cm" svg:x="10.614cm" svg:y="7.788cm">
          <draw:text-box>
            <text:p>C<text:span text:style-name="T3">3</text:span></text:p>
          </draw:text-box>
        </draw:frame>
        <draw:custom-shape draw:style-name="gr10" draw:text-style-name="P8" draw:layer="layout" svg:width="0.6cm" svg:height="2.2cm" svg:x="13.201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6" draw:layer="layout" svg:width="1.4cm" svg:height="1.2cm" svg:x="13.701cm" svg:y="7.3cm">
          <draw:text-box>
            <text:p>K<text:span text:style-name="T3">3</text:span></text:p>
          </draw:text-box>
        </draw:frame>
        <draw:frame draw:style-name="gr7" draw:text-style-name="P6" draw:layer="layout" svg:width="1.4cm" svg:height="1.2cm" svg:x="12.501cm" svg:y="7.1cm">
          <draw:text-box>
            <text:p>...</text:p>
          </draw:text-box>
        </draw:frame>
        <draw:custom-shape draw:style-name="gr11" draw:text-style-name="P3" draw:layer="layout" svg:width="1.2cm" svg:height="1.064cm" svg:x="11.9cm" svg:y="6cm">
          <text:p text:style-name="P2"><text:span text:style-name="T1">T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2cm" svg:height="1.064cm" svg:x="11.9cm" svg:y="8.148cm">
          <text:p text:style-name="P2"><text:span text:style-name="T1">T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7.3cm" svg:y1="4.6cm" svg:x2="10.5cm" svg:y2="2.4cm">
          <text:p/>
        </draw:line>
        <draw:line draw:style-name="gr12" draw:text-style-name="P5" draw:layer="layout" svg:x1="7.288cm" svg:y1="4.613cm" svg:x2="10.5cm" svg:y2="7.5cm">
          <text:p/>
        </draw:line>
        <draw:frame draw:style-name="gr13" draw:text-style-name="P6" draw:layer="layout" svg:width="1.7cm" svg:height="1.173cm" svg:x="8.3cm" svg:y="2.327cm">
          <draw:text-box>
            <text:p>0.5</text:p>
          </draw:text-box>
        </draw:frame>
        <draw:line draw:style-name="gr14" draw:text-style-name="P5" draw:layer="layout" svg:x1="14.7cm" svg:y1="6.901cm" svg:x2="16.8cm" svg:y2="5.1cm">
          <text:p/>
        </draw:line>
        <draw:line draw:style-name="gr12" draw:text-style-name="P5" draw:layer="layout" svg:x1="14.688cm" svg:y1="6.914cm" svg:x2="16.9cm" svg:y2="8.901cm">
          <text:p/>
        </draw:line>
        <draw:frame draw:style-name="gr15" draw:text-style-name="P6" draw:layer="layout" svg:width="1.7cm" svg:height="1.474cm" svg:x="16.5cm" svg:y="5.3cm">
          <draw:text-box>
            <text:p>1-<text:span text:style-name="T4">β</text:span></text:p>
          </draw:text-box>
        </draw:frame>
        <draw:frame draw:style-name="gr16" draw:text-style-name="P6" draw:layer="layout" svg:width="3.3cm" svg:height="1.882cm" svg:x="16.3cm" svg:y="7.5cm">
          <draw:text-box>
            <text:p><text:span text:style-name="T4">β = 1/T</text:span><text:span text:style-name="T5">3</text:span></text:p>
          </draw:text-box>
        </draw:frame>
        <draw:line draw:style-name="gr12" draw:text-style-name="P5" draw:layer="layout" svg:x1="16.8cm" svg:y1="5.1cm" svg:x2="18.4cm" svg:y2="5.1cm">
          <text:p/>
        </draw:line>
        <draw:line draw:style-name="gr12" draw:text-style-name="P5" draw:layer="layout" svg:x1="14.588cm" svg:y1="2.7cm" svg:x2="18.1cm" svg:y2="2.7cm">
          <text:p/>
        </draw:line>
        <draw:line draw:style-name="gr12" draw:text-style-name="P5" draw:layer="layout" svg:x1="1.976cm" svg:y1="4cm" svg:x2="4cm" svg:y2="4.8cm">
          <text:p/>
        </draw:line>
        <draw:line draw:style-name="gr12" draw:text-style-name="P5" draw:layer="layout" svg:x1="2cm" svg:y1="5.7cm" svg:x2="3.988cm" svg:y2="5.007cm">
          <text:p/>
        </draw:line>
        <draw:line draw:style-name="gr6" draw:text-style-name="P5" draw:layer="layout" svg:x1="2cm" svg:y1="5.7cm" svg:x2="2cm" svg:y2="10.7cm">
          <text:p/>
        </draw:line>
        <draw:line draw:style-name="gr6" draw:text-style-name="P5" draw:layer="layout" svg:x1="2cm" svg:y1="10.7cm" svg:x2="16.9cm" svg:y2="10.7cm">
          <text:p/>
        </draw:line>
        <draw:line draw:style-name="gr6" draw:text-style-name="P5" draw:layer="layout" svg:x1="16.9cm" svg:y1="10.7cm" svg:x2="16.9cm" svg:y2="8.9cm">
          <text:p/>
        </draw:line>
        <draw:frame draw:style-name="gr17" draw:text-style-name="P6" draw:layer="layout" svg:width="2.6cm" svg:height="1.673cm" svg:x="1.1cm" svg:y="2.6cm">
          <draw:text-box>
            <text:p>arrivals</text:p>
            <text:p>p </text:p>
          </draw:text-box>
        </draw:frame>
        <draw:custom-shape draw:style-name="gr18" draw:text-style-name="P8" draw:layer="layout" svg:width="0.6cm" svg:height="2.401cm" svg:x="18.588cm" svg:y="2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6" draw:layer="layout" svg:width="2.812cm" svg:height="2.9cm" svg:x="19.3cm" svg:y="3.1cm">
          <draw:text-box>
            <text:p>finished jobs</text:p>
          </draw:text-box>
        </draw:frame>
        <draw:frame draw:style-name="gr20" draw:text-style-name="P10" draw:layer="layout" svg:width="1.5cm" svg:height="1.171cm" svg:x="6.3cm" svg:y="2.7cm">
          <draw:text-box>
            <text:p text:style-name="P9"><text:span text:style-name="T6">n</text:span><text:span text:style-name="T7">1</text:span><text:span text:style-name="T6"> </text:span></text:p>
          </draw:text-box>
        </draw:frame>
        <draw:frame draw:style-name="gr21" draw:text-style-name="P11" draw:layer="layout" svg:width="1.5cm" svg:height="1.171cm" svg:x="13.7cm" svg:y="0.13cm">
          <draw:text-box>
            <text:p>n<text:span text:style-name="T3">2</text:span> </text:p>
          </draw:text-box>
        </draw:frame>
        <draw:frame draw:style-name="gr21" draw:text-style-name="P11" draw:layer="layout" svg:width="1.5cm" svg:height="1.171cm" svg:x="13.8cm" svg:y="4.931cm">
          <draw:text-box>
            <text:p>n<text:span text:style-name="T3">3</text:span> </text:p>
          </draw:text-box>
        </draw:frame>
        <draw:frame draw:style-name="gr13" draw:text-style-name="P6" draw:layer="layout" svg:width="1.7cm" svg:height="1.173cm" svg:x="8.3cm" svg:y="6.528cm">
          <draw:text-box>
            <text:p>0.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11:55:48.718511130</meta:creation-date>
    <dc:date>2017-10-25T13:28:24.436451130</dc:date>
    <meta:editing-duration>PT18M9S</meta:editing-duration>
    <meta:editing-cycles>5</meta:editing-cycles>
    <meta:generator>LibreOffice/5.1.6.2$Linux_X86_64 LibreOffice_project/10m0$Build-2</meta:generator>
    <meta:document-statistic meta:object-count="50"/>
  </office:meta>
</office:document-meta>
</file>